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01pt"/>
    </style:style>
    <style:style style:name="co2" style:family="table-column">
      <style:table-column-properties fo:break-before="auto" style:column-width="455.7pt"/>
    </style:style>
    <style:style style:name="co3" style:family="table-column">
      <style:table-column-properties fo:break-before="auto" style:column-width="193.49pt"/>
    </style:style>
    <style:style style:name="co4" style:family="table-column">
      <style:table-column-properties fo:break-before="auto" style:column-width="206.45pt"/>
    </style:style>
    <style:style style:name="co5" style:family="table-column">
      <style:table-column-properties fo:break-before="auto" style:column-width="365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4.04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5c2d91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5c2d91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e181e"/>
    </style:style>
    <style:style style:name="T4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Test data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7">
            <text:p>registration</text:p>
          </table:table-cell>
          <table:table-cell office:value-type="string" calcext:value-type="string">
            <text:p>Valid registration</text:p>
          </table:table-cell>
          <table:table-cell office:value-type="string" calcext:value-type="string">
            <text:p>1.open the website</text:p>
            <text:p>2. Fill all the required fields with valid data</text:p>
            <text:p>3. Click signup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Invalid registration with invalid first name</text:p>
          </table:table-cell>
          <table:table-cell office:value-type="string" calcext:value-type="string">
            <text:p>1.open the website</text:p>
            <text:p>2. Fill all the required fields with valid data except first name</text:p>
            <text:p>3. Click signup</text:p>
          </table:table-cell>
          <table:table-cell office:value-type="string" calcext:value-type="string">
            <text:p><text:span text:style-name="T1">-empty</text:span></text:p>
            <text:p><text:span text:style-name="T1">- </text:span>not capital letters</text:p>
            <text:p><text:span text:style-name="T2">- special characters</text:span></text:p>
            <text:p><text:span text:style-name="T2">- containing numbers</text:span>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valid registration with invalid last name</text:p>
          </table:table-cell>
          <table:table-cell office:value-type="string" calcext:value-type="string">
            <text:p>1.open the website</text:p>
            <text:p>2. Fill all the required fields with valid data except last name</text:p>
            <text:p>3. Click signup</text:p>
          </table:table-cell>
          <table:table-cell office:value-type="string" calcext:value-type="string">
            <text:p><text:span text:style-name="T1">-empty</text:span></text:p>
            <text:p><text:span text:style-name="T1"> - not capital letters</text:span></text:p>
            <text:p><text:span text:style-name="T1"> - equal the first name</text:span></text:p>
            <text:p><text:span text:style-name="T2">- special characters</text:span></text:p>
            <text:p><text:span text:style-name="T2">- containing numbers</text:span>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Invalid registration with invalid mobile</text:p>
          </table:table-cell>
          <table:table-cell office:value-type="string" calcext:value-type="string">
            <text:p>1.open the website</text:p>
            <text:p>2. Fill all the required fields with valid data except mobile number</text:p>
            <text:p>3. Click signup</text:p>
          </table:table-cell>
          <table:table-cell office:value-type="string" calcext:value-type="string">
            <text:p>-empty</text:p>
            <text:p>- exceeding 11</text:p>
            <text:p>- less than 11</text:p>
            <text:p><text:span text:style-name="T3">- starting 01</text:span></text:p>
            <text:p><text:span text:style-name="T4">- special characters</text:span></text:p>
            <text:p><text:span text:style-name="T4">- containing letters</text:span>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valid registration with invalid email</text:p>
          </table:table-cell>
          <table:table-cell office:value-type="string" calcext:value-type="string">
            <text:p>1.open the website</text:p>
            <text:p>2. Fill all the required fields with valid data except first name</text:p>
            <text:p>3. Click signup</text:p>
          </table:table-cell>
          <table:table-cell office:value-type="string" calcext:value-type="string">
            <text:p>-nn.nn</text:p>
            <text:p><text:a xlink:href="mailto:-nn@hh" xlink:type="simple">-nn@hh</text:a></text:p>
            <text:p>-hh.gg@com</text:p>
            <text:p>-.@gmail.com</text:p>
            <text:p/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Invalid registration with invalid password</text:p>
          </table:table-cell>
          <table:table-cell office:value-type="string" calcext:value-type="string">
            <text:p>1.open the website</text:p>
            <text:p>2. Fill all the required fields with valid data except first name</text:p>
            <text:p>3. Click signup</text:p>
          </table:table-cell>
          <table:table-cell office:value-type="string" calcext:value-type="string">
            <text:p><text:span text:style-name="T1">-empty</text:span></text:p>
            <text:p>- no smallletters</text:p>
            <text:p>- no capital letters</text:p>
            <text:p>- less than 8</text:p>
            <text:p/>
            <text:p/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valid registration with invalid confirm password</text:p>
          </table:table-cell>
          <table:table-cell office:value-type="string" calcext:value-type="string">
            <text:p>1.open the website</text:p>
            <text:p>2. Fill all the required fields with valid data except first name</text:p>
            <text:p>3. Click signup</text:p>
          </table:table-cell>
          <table:table-cell office:value-type="string" calcext:value-type="string">
            <text:p><text:span text:style-name="T1">-empty</text:span></text:p>
            <text:p><text:span text:style-name="T1">- no smallletters</text:span></text:p>
            <text:p><text:span text:style-name="T1">- no capital letters</text:span></text:p>
            <text:p><text:span text:style-name="T1">- less than 8</text:span></text:p>
            <text:p><text:span text:style-name="T1">- not equal password field</text:span>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login Page</text:p>
          </table:table-cell>
          <table:table-cell office:value-type="string" calcext:value-type="string">
            <text:p>Valid login</text:p>
          </table:table-cell>
          <table:table-cell office:value-type="string" calcext:value-type="string">
            <text:p>1.open the website</text:p>
            <text:p>2. Fill all the required fields with valid data</text:p>
            <text:p>3. Click log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valid registration with invalid email</text:p>
          </table:table-cell>
          <table:table-cell office:value-type="string" calcext:value-type="string">
            <text:p>1.open the website</text:p>
            <text:p>2. Fill all the required fields with valid data except first name</text:p>
            <text:p>3. Click signup</text:p>
          </table:table-cell>
          <table:table-cell office:value-type="string" calcext:value-type="string">
            <text:p>email doesn’t match the signup emai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valid registration with invalid password</text:p>
          </table:table-cell>
          <table:table-cell office:value-type="string" calcext:value-type="string">
            <text:p>1.open the website</text:p>
            <text:p>2. Fill all the required fields with valid data except first name</text:p>
            <text:p>3. Click signup</text:p>
          </table:table-cell>
          <table:table-cell office:value-type="string" calcext:value-type="string">
            <text:p>password doesn’t match the signup password</text:p>
          </table:table-cell>
          <table:table-cell table:number-columns-repeated="2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21:14:52.269696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3:49:49.399157302</meta:creation-date>
    <meta:editing-duration>PT10H32M42S</meta:editing-duration>
    <meta:editing-cycles>3</meta:editing-cycles>
    <meta:generator>LibreOffice/6.0.7.3$Linux_X86_64 LibreOffice_project/00m0$Build-3</meta:generator>
    <dc:date>2020-10-08T21:17:34.559674315</dc:date>
    <meta:document-statistic meta:table-count="1" meta:cell-count="34" meta:object-count="0"/>
  </office:meta>
</office:document-meta>
</file>